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text-line-through-style="solid" style:text-line-through-type="singl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1">
      <style:paragraph-properties fo:margin-left="1in" fo:margin-right="0in" fo:text-indent="-0.25in" style:auto-text-indent="fals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Title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style:text-line-through-style="solid" style:text-line-through-type="single" fo:font-weight="bold" style:font-weight-asian="bold"/>
    </style:style>
    <style:style style:name="T5" style:family="text">
      <style:text-properties style:text-line-through-style="solid" style:text-line-through-type="single" fo:font-style="italic" style:font-style-asian="italic"/>
    </style:style>
    <style:style style:name="T6" style:family="text">
      <style:text-properties fo:color="#1155c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qxyaozyunvy6"/>Resumo: Low-Latency, High-Throughput Garbage Collection</text:p>
      <text:p text:style-name="Heading_20_1"><text:bookmark text:name="_xgrdd4nv69h9"/>Introdução</text:p>
      <text:p text:style-name="Standard">Em linguagens de programação que utilizam <text:span text:style-name="T1">coletores de lixo</text:span> (garbage collectors), aplicações sensíveis à latência podem sofrer perdas de desempenho significativas devido a execução do coletor de lixo. Visando a reduzir a latência das aplicações, foram desenvolvidos coletores de lixo que fazem o uso de <text:span text:style-name="T1">tempos curtos de pausa</text:span> (<text:span text:style-name="T2">low pause times</text:span>). O principal problema desse tipo de coletor de lixo é o alto consumo de memória e CPU, além do fato de que não necessariamente eles resultam em uma baixa latência para a aplicação.</text:p>
      <text:p text:style-name="Standard"/>
      <text:p text:style-name="Standard"><text:span text:style-name="T3">Em linguagens de programação que utilizam </text:span><text:span text:style-name="T4">coletores de lixo</text:span><text:span text:style-name="T3"> (</text:span><text:span text:style-name="T5">garbage collectors</text:span><text:span text:style-name="T3">), </text:span><text:span text:style-name="T4">coletores de lixo concorrentes</text:span><text:span text:style-name="T3"> (</text:span><text:span text:style-name="T5">concurrent garbage collectors</text:span><text:span text:style-name="T3">) são prejudiciais ao desempenho das aplicações. Para aplicações sensíveis à latência, foram desenvolvidos coletores de lixo que fazem o uso de </text:span><text:span text:style-name="T4">tempos curtos de pausa</text:span><text:span text:style-name="T3"> (</text:span><text:span text:style-name="T5">low pause times</text:span><text:span text:style-name="T3">). O principal problema encontrado nesses coletores é que eles obtêm um curto tempo de pausa à custa da CPU e da memória. Além disso, foi provado que esses coletores de lixo não necessariamente resultam em uma baixa latência para a aplicação.</text:span></text:p>
      <text:p text:style-name="Standard"/>
      <text:p text:style-name="Standard">Foi proposto o desenvolvimento de um novo coletor de lixo, chamado <text:span text:style-name="T1">LXR</text:span> (<text:span text:style-name="T2">Latency-critical ImmiX with Reference counting</text:span>), que visa a solucionar o problema dos coletores de lixo de tempos curtos. O seu desenvolvimento foi feito baseado na premissa de que <text:span text:style-name="T1">coletas-que-param-o-mundo</text:span> (<text:span text:style-name="T2">stop-the-world collections</text:span>) entregam maior responsividade em conjunto com uma maior eficiência que a <text:span text:style-name="T1">avaliação concorrente</text:span> (<text:span text:style-name="T2">concurrent evaluation</text:span>).</text:p>
      <text:p text:style-name="Standard"/>
      <text:p text:style-name="Standard"><text:s/><text:span text:style-name="T3">Além disso, foram utilizados os seguintes algoritmos: </text:span><text:span text:style-name="T4">RCImmix</text:span><text:span text:style-name="T3"> (</text:span><text:span text:style-name="T5">Reference Counting Immix</text:span><text:span text:style-name="T3">) e </text:span><text:span text:style-name="T4">SATB</text:span><text:span text:style-name="T3"> (</text:span><text:span text:style-name="T5">Yuasa’s Snapshot At The Beginning</text:span><text:span text:style-name="T3">).</text:span></text:p>
      <text:p text:style-name="Standard"/>
      <text:p text:style-name="Standard"><text:span text:style-name="T3">Foram realizados testes de desempenho entre o coletor de lixo desenvolvido, LXR, com os coletores: </text:span><text:span text:style-name="T4">G1</text:span><text:span text:style-name="T3"> (</text:span><text:span text:style-name="T5">Garbage First</text:span><text:span text:style-name="T3">), </text:span><text:span text:style-name="T4">C4</text:span><text:span text:style-name="T3">, </text:span><text:span text:style-name="T4">Shenandoah</text:span><text:span text:style-name="T3"> e </text:span><text:span text:style-name="T4">ZGC</text:span><text:span text:style-name="T3">. Através desses testes, foi possível identificar quais coletores de lixo produzem as melhores métricas de desempenho para cada métrica avaliada.</text:span></text:p>
      <text:p text:style-name="Heading_20_1"><text:bookmark text:name="_xunjg7yhdp2y"/>Desenvolvimento</text:p>
      <text:list xml:id="list2492033936" text:style-name="WWNum1">
        <text:list-item>
          <text:p text:style-name="P2"><text:span text:style-name="T3">Características do LXR</text:span></text:p>
          <text:list>
            <text:list-item>
              <text:p text:style-name="P3"><text:span text:style-name="T3">Stop the world collector</text:span></text:p>
            </text:list-item>
            <text:list-item>
              <text:p text:style-name="P3"><text:span text:style-name="T3">Coalescing</text:span></text:p>
            </text:list-item>
            <text:list-item>
              <text:p text:style-name="P3"><text:span text:style-name="T3">SATB Tracing com implicit dead optimization</text:span></text:p>
            </text:list-item>
            <text:list-item>
              <text:p text:style-name="P3"><text:span text:style-name="T3">Não utiliza concurrent copying. E sim copying only during mutator pauses.</text:span></text:p>
            </text:list-item>
            <text:list-item>
              <text:p text:style-name="P3"><text:span text:style-name="T3">RC-Immix</text:span></text:p>
            </text:list-item>
          </text:list>
        </text:list-item>
      </text:list>
      <text:p text:style-name="Standard"/>
      <text:p text:style-name="Standard">O desenvolvimento do LXR se baseou na análise dos problemas de design dos mais avançados coletores de lixo. A partir da análise desses problemas, foi possível tomar decisões de projeto que resultaram em um coletor de lixo com menor latência. O coletor de lixo desenvolvido possui as seguintes características: <text:s/><text:span text:style-name="T2">Coletas-que-param-o-mundo</text:span>, <text:span text:style-name="T2">Coalescing</text:span>, <text:span text:style-name="T2">SATB Tracing</text:span> com <text:span text:style-name="T2">implicit dead optimization</text:span>, cópia de objetos apenas durante a pausa do mutador e o heap RC-Immix.</text:p>
      <text:p text:style-name="Standard"/>
      <text:p text:style-name="Standard"><text:span text:style-name="T2">Coletas-que-param-o-mundo (stop-the-world collections)</text:span>, consistem na interrupção das <text:span text:style-name="T2">threads</text:span> do programa para realizar a coleta de lixo. A interrupção da execução do programa resulta no aumento da latência à aplicação. A alternativa a esse método é a avaliação concorrente, que foi considerada pelos autores como menos eficiente e menos responsiva. O LXR faz o uso de <text:span text:style-name="T2">coletas-que-param-o-mundo</text:span>, de maneira curta e frequente.</text:p>
      <text:p text:style-name="Standard"/>
      <text:p text:style-name="Standard">O Coalescing consiste em um método alternativo e mais eficiente para a contagem do número de referências que um objeto possui, que é utilizado para identificar quais objetos estão mortos. Para isso, quando um ponteiro para um objeto é modificado, o objeto que era anteriormente apontado tem o seu contador decrementado, e o novo objeto apontado tem o seu contador incrementado. Dessa forma, quando um objeto tem o seu contador como zero, ele é considerado morto.</text:p>
      <text:p text:style-name="Standard"/>
      <text:p text:style-name="Standard"><text:soft-page-break/>E o SATB Tracing consiste na detecção de objetos mortos, os quais a contagem de referências (e o Coalescing) não conseguem detectar, como objetos em ciclo e objetos com a contagem de referências travada. Esse tipo de rastreamento ocorre junto com a contagem de referências de maneira inteligente. O funcionamento do SATB depende de barreiras de escrita, que memorizam os objetos contendo campos que foram sobrescritos, que é utilizado pelo Coalescing para realizar o incremento e o decremento dos objetos.</text:p>
      <text:p text:style-name="Standard"/>
      <text:p text:style-name="Standard">O LXR realiza a desfragmentação da memória, por meio da cópia de objetos apenas durante a pausa do mutador. Para isso, o algoritmo Immix, de maneira oportunística, copia os objetos para recuperar blocos altamente fragmentados. Uma das vantagens do LXR é que ele utiliza o heap Immix, que consegue recuperar maior parte dos objetos fragmentados sem a necessidade de realizar nenhuma cópia.</text:p>
      <text:p text:style-name="Standard"/>
      <text:p text:style-name="Standard">O LXR foi implementado no <text:span text:style-name="T1">MMTk</text:span> (<text:span text:style-name="T2">Memory Management Toolkit</text:span>), framework de gerenciamento de memória, no <text:span text:style-name="T1">Open JDK 11</text:span>. Isso permitiu que aplicações java existentes pudessem ser utilizadas para a realização de testes de desempenho.</text:p>
      <text:p text:style-name="Heading_20_1"><text:bookmark text:name="_rrz8yhktkssu"/>Resultados</text:p>
      <text:p text:style-name="Standard">Para a análise da qualidade do coletor de lixo desenvolvido, foram realizados testes de desempenho, comparando o coletor de lixo LXR com os demais coletores. Os testes foram realizados na plataforma <text:span text:style-name="T1">DaCapo benchmark suite</text:span>. Nesta plataforma, foram executadas diferentes aplicações em Java: <text:span text:style-name="T1">cassandra</text:span>, <text:span text:style-name="T1">h2</text:span>, <text:span text:style-name="T1">lusearch</text:span> e <text:span text:style-name="T1">tomcat</text:span>, e foram coletadas as seguintes métricas: Taxa de processamento (Throughput), latência de busca (Query Latency) e pausas do coletor de lixo (GC Pauses).</text:p>
      <text:p text:style-name="Standard"/>
      <text:p text:style-name="Standard"><text:span text:style-name="T3">Os resultados dos testes foram apresentados em diferentes tabelas. Na tabela 1, foi apresentada a taxa de processamento, a latência de busca e as pausas do coletor de lixo para diferentes intervalos de confiança, mostrando que o LXR obteve os melhores resultados nos testes de taxa de processamento e latência da busca, mas não foi o melhor em relação às pausas do coletor de lixo.</text:span></text:p>
      <text:p text:style-name="P1"/>
      <text:p text:style-name="Standard"><text:span text:style-name="T3">Já na tabela 4, foi apresentada a latência de execução para os diferentes intervalos de confiança de diferentes aplicações. Nela, foi mostrado que o LXR foi o coletor que obteve a menor latência para a maioria dos testes.</text:span></text:p>
      <text:p text:style-name="P1"/>
      <text:p text:style-name="Standard"><text:span text:style-name="T3">E na tabela 4, foi mostrado a média geométrica das métricas de latência e tempo de processamento para diferentes tamanhos de heap de todos os testes realizados. Nela é possível perceber que em relação à latência, para todos os tamanhos, o LXR foi o coletor que obteve os melhores resultados. E em relação à taxa de processamento, o LXR obteve o melhor resultado para os tamanhos 1.3X e 2X.</text:span></text:p>
      <text:p text:style-name="P1"/>
      <text:p text:style-name="Standard">Os testes demonstraram que o coletor de lixo LXR obteve as melhores métricas em relação à latência e a taxa de processamento, porém ele não se saiu tão bem em relação ao tempo gasto nas pausas para a coleta de lixo. Dessa forma, foi possível ver uma vantagem do LXR em relação aos demais coletores.</text:p>
      <text:p text:style-name="Heading_20_1"><text:bookmark text:name="_1grf241cumlc"/>Conclusão</text:p>
      <text:p text:style-name="P4">O artigo apresentado conseguiu analisar as diferentes limitações de projeto dos mais avançados coletores de lixo, demonstrando as diferentes técnicas utilizadas para a detecção e remoção de objetos mortos. Além disso, conseguiram desenvolver um coletor de lixo que consegue resolver essas principais limitações, empregando o uso de um novo design que conseguiu entregar desempenho a aplicações sensíveis a latência.</text:p>
      <text:p text:style-name="Heading_20_1"><text:bookmark text:name="_tjrc6l1p5ffn"/>Referências</text:p>
      <text:p text:style-name="Standard">Wenyu Zhao, Stephen M. Blackburn, and Kathryn S. McKinley. 2022. Low-latency, high-throughput garbage collection. In Proceedings of the 43rd ACM SIGPLAN International Conference on Programming Language Design and Implementation (PLDI 2022). Association for Computing Machinery, New York, NY, USA, 76–91. <text:a xlink:type="simple" xlink:href="https://doi.org/10.1145/3519939.3523440" text:style-name="ListLabel_20_10" text:visited-style-name="ListLabel_20_10"><text:span text:style-name="T6">https://doi.org/10.1145/3519939.3523440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0" meta:word-count="1113" meta:character-count="7222" meta:non-whitespace-character-count="6144"/>
    <meta:generator>LibreOfficeDev/6.0.5.2$Linux_X86_64 LibreOffice_project/</meta:generator>
  </office:meta>
</office:document-meta>
</file>